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02fb63" officeooo:paragraph-rsid="0002fb63"/>
    </style:style>
    <style:style style:name="P2" style:family="paragraph" style:parent-style-name="Footer">
      <style:text-properties officeooo:rsid="00045420" officeooo:paragraph-rsid="00045420"/>
    </style:style>
    <style:style style:name="P3" style:family="paragraph" style:parent-style-name="Standard">
      <style:text-properties style:font-name="Calibri" fo:font-size="20pt" fo:language="es" fo:country="ES" officeooo:rsid="00016ea2" officeooo:paragraph-rsid="00079d42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style:font-name="Calibri" fo:font-size="20pt" fo:language="es" fo:country="ES" officeooo:rsid="00016ea2" officeooo:paragraph-rsid="00079d42" style:font-size-asian="20pt" style:font-size-complex="20pt"/>
    </style:style>
    <style:style style:name="P5" style:family="paragraph" style:parent-style-name="Standard">
      <style:paragraph-properties fo:text-align="end" style:justify-single-word="false"/>
      <style:text-properties style:font-name="Calibri" fo:font-size="20pt" fo:language="es" fo:country="ES" officeooo:rsid="00094897" officeooo:paragraph-rsid="00094897" style:font-size-asian="20pt" style:font-size-complex="20pt"/>
    </style:style>
    <style:style style:name="P6" style:family="paragraph" style:parent-style-name="Standard">
      <style:paragraph-properties fo:text-align="end" style:justify-single-word="false"/>
      <style:text-properties style:font-name="Calibri" fo:font-size="20pt" fo:language="es" fo:country="ES" officeooo:rsid="0010d79f" officeooo:paragraph-rsid="0010d79f" style:font-size-asian="20pt" style:font-size-complex="20pt"/>
    </style:style>
    <style:style style:name="P7" style:family="paragraph" style:parent-style-name="Standard">
      <style:text-properties style:font-name="Calibri" fo:font-size="40pt" fo:language="es" fo:country="ES" officeooo:rsid="00094897" officeooo:paragraph-rsid="00094897" style:font-size-asian="40pt" style:font-size-complex="40pt"/>
    </style:style>
    <style:style style:name="P8" style:family="paragraph" style:parent-style-name="Standard">
      <style:paragraph-properties fo:text-align="start" style:justify-single-word="false"/>
      <style:text-properties style:font-name="Calibri" officeooo:paragraph-rsid="0002fb63"/>
    </style:style>
    <style:style style:name="P9" style:family="paragraph" style:parent-style-name="Text_20_body">
      <style:text-properties style:font-name="Calibri" officeooo:rsid="00094897" officeooo:paragraph-rsid="00094897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alibri" officeooo:paragraph-rsid="0002fb63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  <style:text-properties style:font-name="Calibri" fo:font-size="20pt" fo:language="es" fo:country="ES" officeooo:rsid="00016ea2" officeooo:paragraph-rsid="00079d42" style:font-size-asian="20pt" style:font-size-complex="20pt"/>
    </style:style>
    <style:style style:name="P13" style:family="paragraph" style:parent-style-name="Heading_20_1">
      <style:text-properties style:font-name="Calibri" fo:font-size="20pt" style:font-size-asian="20pt" style:font-size-complex="20pt"/>
    </style:style>
    <style:style style:name="P14" style:family="paragraph" style:parent-style-name="Heading_20_1">
      <style:paragraph-properties fo:break-before="page"/>
      <style:text-properties style:font-name="Calibri" fo:font-size="20pt" officeooo:rsid="00094897" officeooo:paragraph-rsid="00094897" style:font-size-asian="20pt" style:font-size-complex="20pt"/>
    </style:style>
    <style:style style:name="P15" style:family="paragraph" style:parent-style-name="Text_20_body" style:list-style-name="L1">
      <style:text-properties style:font-name="Calibri" officeooo:rsid="000a3578" officeooo:paragraph-rsid="000a3578"/>
    </style:style>
    <style:style style:name="P16" style:family="paragraph" style:parent-style-name="Text_20_body" style:list-style-name="L1">
      <style:text-properties style:font-name="Calibri" officeooo:rsid="00117bb8" officeooo:paragraph-rsid="00117bb8"/>
    </style:style>
    <style:style style:name="P17" style:family="paragraph" style:parent-style-name="Text_20_body" style:list-style-name="L1">
      <style:text-properties style:font-name="Calibri" officeooo:rsid="00117bb8" officeooo:paragraph-rsid="0012b69c"/>
    </style:style>
    <style:style style:name="P18" style:family="paragraph" style:parent-style-name="Text_20_body" style:list-style-name="L1">
      <style:text-properties style:font-name="Calibri" officeooo:rsid="000c64ee" officeooo:paragraph-rsid="0012b69c"/>
    </style:style>
    <style:style style:name="P19" style:family="paragraph" style:parent-style-name="Text_20_body" style:list-style-name="L1">
      <style:text-properties style:font-name="Calibri" officeooo:rsid="000ce399" officeooo:paragraph-rsid="00117bb8"/>
    </style:style>
    <style:style style:name="P20" style:family="paragraph" style:parent-style-name="Text_20_body" style:list-style-name="L1">
      <style:text-properties style:font-name="Calibri" officeooo:rsid="0012b69c" officeooo:paragraph-rsid="0012b69c"/>
    </style:style>
    <style:style style:name="T1" style:family="text">
      <style:text-properties style:font-name="Calibri"/>
    </style:style>
    <style:style style:name="T2" style:family="text">
      <style:text-properties officeooo:rsid="000a3578"/>
    </style:style>
    <style:style style:name="T3" style:family="text">
      <style:text-properties officeooo:rsid="000ec425"/>
    </style:style>
    <style:style style:name="T4" style:family="text">
      <style:text-properties officeooo:rsid="00117bb8"/>
    </style:style>
    <style:style style:name="T5" style:family="text">
      <style:text-properties officeooo:rsid="0012b69c"/>
    </style:style>
    <style:style style:name="T6" style:family="text">
      <style:text-properties officeooo:rsid="0017ea9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Tienda <text:span text:style-name="T3">de ropa: Libertalia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sther Talavera Tabernero</text:p>
      <text:p text:style-name="P6">2<text:span text:style-name="T6">1</text:span>/0<text:span text:style-name="T6">2</text:span>/202<text:span text:style-name="T6">3</text:span></text:p>
      <text:p text:style-name="P4">2º DA<text:span text:style-name="T4">M</text:span></text:p>
      <text:p text:style-name="P5">IES <text:span text:style-name="T4">Serra Perenxisa</text:span></text:p>
      <text:p text:style-name="P10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1"><text:a xlink:type="simple" xlink:href="#__RefHeading___Toc167_3278594934" text:style-name="Index_20_Link" text:visited-style-name="Index_20_Link">1. Descripción<text:tab/>3</text:a></text:p>
          <text:p text:style-name="P11"><text:a xlink:type="simple" xlink:href="#__RefHeading___Toc169_3278594934" text:style-name="Index_20_Link" text:visited-style-name="Index_20_Link">2. Análisis de requisitos<text:tab/>3</text:a></text:p>
        </text:index-body>
      </text:table-of-content>
      <text:p text:style-name="P8"/>
      <text:h text:style-name="P14" text:outline-level="1"><text:bookmark-start text:name="__RefHeading___Toc167_3278594934"/>1. Descripción<text:bookmark-end text:name="__RefHeading___Toc167_3278594934"/></text:h>
      <text:p text:style-name="P9">El objetivo del proyecto sería el diseño <text:span text:style-name="T4">y</text:span> <text:span text:style-name="T5">el </text:span>desarrollo <text:span text:style-name="T4">de una aplicación móvil</text:span> dedicad<text:span text:style-name="T4">a</text:span> a la venta de diferentes prendas de ropa.</text:p>
      <text:p text:style-name="P9">La idea viene a raíz de una amiga que esta estudiando para ser diseñadora de <text:span text:style-name="T2">moda y mi objetivo es proporcionarle una aplicación donde ella podría exponer y vender sus creaciones una vez ella termine sus estudios.</text:span></text:p>
      <text:h text:style-name="P13" text:outline-level="1"><text:bookmark-start text:name="__RefHeading___Toc169_3278594934"/>2. Análisis de requisitos<text:bookmark-end text:name="__RefHeading___Toc169_3278594934"/></text:h>
      <text:list xml:id="list2161698977" text:style-name="L1">
        <text:list-item>
          <text:p text:style-name="P15">Se <text:s/>empleará <text:span text:style-name="T4">Kotlin</text:span> como lenguaje de programación.</text:p>
        </text:list-item>
        <text:list-item>
          <text:p text:style-name="P15">Se empleará MySQL como sistema gestor de base de datos.</text:p>
        </text:list-item>
        <text:list-item>
          <text:p text:style-name="P16">Otras tecnologías que también se usaran son Json y firebase.</text:p>
        </text:list-item>
        <text:list-item>
          <text:p text:style-name="P18"><text:span text:style-name="T5">Pantallas</text:span>:</text:p>
          <text:list>
            <text:list-item>
              <text:p text:style-name="P19"><text:span text:style-name="T5">Pantalla</text:span> de inicio de sesión: <text:span text:style-name="T4">Sera creada con firebase y permitiría el registro e inicio de sesión.</text:span></text:p>
            </text:list-item>
            <text:list-item>
              <text:p text:style-name="P17"><text:span text:style-name="T5">Pantalla principal</text:span> Se trata de un menú para elegir a cuales de las opciones de la aplicación quieres acceder. Tienda, historial, estado del pedido o contacto.</text:p>
            </text:list-item>
            <text:list-item>
              <text:p text:style-name="P17"><text:span text:style-name="T5">Pantalla</text:span> de tienda: Constara de una lista con todos los productos disponibles. <text:span text:style-name="T5">Se mostrará una imagen del producto, su nombre y su precio.</text:span></text:p>
              <text:list>
                <text:list-item>
                  <text:p text:style-name="P17"><text:span text:style-name="T5">Pantalla </text:span>de producto: <text:span text:style-name="T5">Contendrá una o varias fotos del producto, el nombre de este, una breve descripción, el precio, un contador para elegir las unidades del producto a comprar y el botón para añadirlo a la cesta.</text:span></text:p>
                </text:list-item>
                <text:list-item>
                  <text:p text:style-name="P20">Pantalla de carrito: Contendrá una lista de todos los productos seleccionados, con su imagen, nombre, unidades totales y precio total. Y tras la lista estará el precio total de todas las prendas más el botón de proceder a pagar.</text:p>
                </text:list-item>
              </text:list>
            </text:list-item>
            <text:list-item>
              <text:p text:style-name="P20">Pantalla de historial: Contendrá una lista con los pedidos realizados por el usuario hasta la fecha, donde se le mostrara el numero del pedido, cuando fue realizado, cuando fue entregado y cuanto loe costó en total.</text:p>
            </text:list-item>
            <text:list-item>
              <text:p text:style-name="P20">Pantalla de estado del pedido: En el caso de tener algún pedido mostrará el numero de este, la fecha en la que se realizó y el estado en el que se encuentra (pendiente de realizar, pendiente de envío, entregado al servicio de paquetería <text:span text:style-name="T6">o entregado en domicilio</text:span>)</text:p>
            </text:list-item>
            <text:list-item>
              <text:p text:style-name="P20"><text:soft-page-break/>Pantalla de contacto: Una pantalla que contendría datos de contacto como un email y un teléfono para ponerse en contacto en el caso de que hubiera algún problema con el pedid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fb63" officeooo:paragraph-rsid="0002fb63"/>
    </style:style>
    <style:style style:name="MP2" style:family="paragraph" style:parent-style-name="Footer">
      <style:text-properties officeooo:rsid="00045420" officeooo:paragraph-rsid="00045420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sther Talavera Tabernero </text:span><text:tab/><text:tab/></text:p>
      </style:header>
      <style:footer>
        <text:p text:style-name="MP2"><text:tab/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8:14:47.564697331</meta:creation-date>
    <dc:date>2023-02-21T21:52:10.608000000</dc:date>
    <meta:editing-duration>PT18M12S</meta:editing-duration>
    <meta:editing-cycles>9</meta:editing-cycles>
    <meta:generator>LibreOffice/6.1.2.1$Windows_X86_64 LibreOffice_project/65905a128db06ba48db947242809d14d3f9a93fe</meta:generator>
    <meta:document-statistic meta:table-count="0" meta:image-count="0" meta:object-count="0" meta:page-count="4" meta:paragraph-count="26" meta:word-count="388" meta:character-count="2229" meta:non-whitespace-character-count="1873"/>
  </office:meta>
</office:document-meta>
</file>